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lack Rose" svg:font-family="'Black Rose'" style:font-pitch="variable"/>
    <style:font-face style:name="Calluna" svg:font-family="Calluna" style:font-pitch="variable"/>
    <style:font-face style:name="Calluna SmBd" svg:font-family="'Calluna SmBd'" style:font-pitch="variable"/>
    <style:font-face style:name="EB Garamond SC 12" svg:font-family="'EB Garamond SC 12'" style:font-pitch="variable"/>
    <style:font-face style:name="Linux Libertine O" svg:font-family="'Linux Libertine O'" style:font-pitch="variable"/>
    <style:font-face style:name="Quercus" svg:font-family="Quercus" style:font-pitch="variable"/>
    <style:font-face style:name="Rabusto" svg:font-family="Rabusto" style:font-pitch="variable"/>
    <style:font-face style:name="notperfect regular" svg:font-family="'notperfect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813cm" table:align="margins" style:shadow="none" style:writing-mode="page"/>
    </style:style>
    <style:style style:name="Table1.A" style:family="table-column">
      <style:table-column-properties style:column-width="8.407cm" style:rel-column-width="32767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813cm" table:align="margins" style:shadow="none" style:writing-mode="page"/>
    </style:style>
    <style:style style:name="Table2.A" style:family="table-column">
      <style:table-column-properties style:column-width="8.407cm" style:rel-column-width="32767*"/>
    </style:style>
    <style:style style:name="Table2.B" style:family="table-column">
      <style:table-column-properties style:column-width="8.407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813cm" table:align="margins" style:shadow="none" style:writing-mode="page"/>
    </style:style>
    <style:style style:name="Table3.A" style:family="table-column">
      <style:table-column-properties style:column-width="8.407cm" style:rel-column-width="32767*"/>
    </style:style>
    <style:style style:name="Table3.B" style:family="table-column">
      <style:table-column-properties style:column-width="8.407cm" style:rel-column-width="3276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6.813cm" table:align="margins" style:shadow="none" style:writing-mode="page"/>
    </style:style>
    <style:style style:name="Table4.A" style:family="table-column">
      <style:table-column-properties style:column-width="8.407cm" style:rel-column-width="32767*"/>
    </style:style>
    <style:style style:name="Table4.B" style:family="table-column">
      <style:table-column-properties style:column-width="8.407cm" style:rel-column-width="32768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813cm" table:align="margins" style:shadow="none" style:writing-mode="page"/>
    </style:style>
    <style:style style:name="Table5.A" style:family="table-column">
      <style:table-column-properties style:column-width="8.407cm" style:rel-column-width="32767*"/>
    </style:style>
    <style:style style:name="Table5.B" style:family="table-column">
      <style:table-column-properties style:column-width="8.407cm" style:rel-column-width="32768*"/>
    </style:style>
    <style:style style:name="Table5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luna" fo:font-size="16pt" fo:font-weight="normal" officeooo:rsid="001b7a99" officeooo:paragraph-rsid="001b7a99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luna" fo:font-size="16pt" fo:font-weight="normal" officeooo:rsid="001b7a99" officeooo:paragraph-rsid="0025a187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luna" fo:font-size="16pt" fo:font-weight="normal" officeooo:rsid="00229077" officeooo:paragraph-rsid="0023f863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luna" fo:font-size="16pt" fo:font-weight="normal" officeooo:rsid="0025a187" officeooo:paragraph-rsid="0025a187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luna" fo:font-size="16pt" fo:font-weight="normal" officeooo:rsid="0023d1ef" officeooo:paragraph-rsid="0025a187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luna" fo:font-size="16pt" fo:font-weight="normal" officeooo:rsid="00229826" officeooo:paragraph-rsid="0025a187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luna" fo:font-size="16pt" fo:font-weight="bold" officeooo:rsid="00229077" officeooo:paragraph-rsid="0023f863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luna" fo:font-size="16pt" fo:font-weight="bold" officeooo:rsid="0025a187" officeooo:paragraph-rsid="0025a187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luna" fo:font-size="16pt" fo:font-weight="bold" officeooo:rsid="00229826" officeooo:paragraph-rsid="0025a187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luna" officeooo:rsid="001b7a99" officeooo:paragraph-rsid="001b7a99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luna" officeooo:rsid="001b7a99" officeooo:paragraph-rsid="001cfc75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luna" officeooo:rsid="001b7a99" officeooo:paragraph-rsid="0025a187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luna" officeooo:rsid="001b7a99" officeooo:paragraph-rsid="0023f863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luna" officeooo:rsid="001b7a99" officeooo:paragraph-rsid="0025a187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luna" officeooo:rsid="001b7a99" officeooo:paragraph-rsid="001b7a99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luna" fo:font-style="normal" officeooo:rsid="001b7a99" officeooo:paragraph-rsid="0023f863" style:font-style-asian="normal" style:font-style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luna" fo:font-style="normal" officeooo:rsid="001b7a99" officeooo:paragraph-rsid="0025a187" style:font-style-asian="normal" style:font-style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luna" fo:font-style="normal" officeooo:rsid="001b7a99" officeooo:paragraph-rsid="00269b74" style:font-style-asian="normal" style:font-style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luna" fo:font-style="normal" officeooo:rsid="0023f863" officeooo:paragraph-rsid="0023f863" style:font-style-asian="normal" style:font-style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luna" fo:font-style="normal" officeooo:rsid="0023f863" officeooo:paragraph-rsid="0025a187" style:font-style-asian="normal" style:font-style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luna" fo:font-style="normal" officeooo:paragraph-rsid="0023f863" style:font-style-asian="normal" style:font-style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luna" fo:font-style="normal" officeooo:paragraph-rsid="0025a187" style:font-style-asian="normal" style:font-style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luna" fo:font-weight="bold" officeooo:rsid="001b7a99" officeooo:paragraph-rsid="0025a187" style:font-weight-asian="bold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luna" officeooo:rsid="001c2ea0" officeooo:paragraph-rsid="0025a187"/>
    </style:style>
    <style:style style:name="P25" style:family="paragraph" style:parent-style-name="Title">
      <style:text-properties fo:color="#999999" style:font-name="Calluna SmBd" fo:font-weight="normal" style:font-weight-asian="normal" style:font-weight-complex="normal"/>
    </style:style>
    <style:style style:name="P26" style:family="paragraph" style:parent-style-name="Title">
      <style:text-properties fo:color="#999999" style:font-name="Calluna SmBd" fo:font-size="13pt" fo:font-weight="normal" style:font-size-asian="11.3500003814697pt" style:font-weight-asian="normal" style:font-size-complex="13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29077"/>
    </style:style>
    <style:style style:name="T3" style:family="text">
      <style:text-properties style:text-position="super 58%" officeooo:rsid="0025a187"/>
    </style:style>
    <style:style style:name="T4" style:family="text">
      <style:text-properties officeooo:rsid="001cfc75"/>
    </style:style>
    <style:style style:name="T5" style:family="text">
      <style:text-properties officeooo:rsid="00229077"/>
    </style:style>
    <style:style style:name="T6" style:family="text">
      <style:text-properties fo:font-style="italic" officeooo:rsid="0023d1ef" style:font-style-asian="italic" style:font-style-complex="italic"/>
    </style:style>
    <style:style style:name="T7" style:family="text">
      <style:text-properties fo:font-style="italic" officeooo:rsid="00229077" style:font-style-asian="italic" style:font-style-complex="italic"/>
    </style:style>
    <style:style style:name="T8" style:family="text">
      <style:text-properties fo:font-style="italic" officeooo:rsid="0025a187" style:font-style-asian="italic" style:font-style-complex="italic"/>
    </style:style>
    <style:style style:name="T9" style:family="text">
      <style:text-properties officeooo:rsid="0023f863"/>
    </style:style>
    <style:style style:name="T10" style:family="text">
      <style:text-properties officeooo:rsid="0025a187"/>
    </style:style>
    <style:style style:name="T11" style:family="text">
      <style:text-properties style:font-name="Calluna" officeooo:rsid="001b7a99"/>
    </style:style>
    <style:style style:name="T12" style:family="text">
      <style:text-properties fo:font-style="normal" officeooo:rsid="0023d1ef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69b74"/>
    </style:style>
    <style:style style:name="T15" style:family="text">
      <style:text-properties officeooo:rsid="00279fd0"/>
    </style:style>
    <style:style style:name="T16" style:family="text">
      <style:text-properties officeooo:rsid="00297902"/>
    </style:style>
    <style:style style:name="T17" style:family="text">
      <style:text-properties fo:font-size="8pt" officeooo:rsid="00297902" style:font-size-asian="8pt" style:font-size-complex="8pt"/>
    </style:style>
    <style:style style:name="T18" style:family="text">
      <style:text-properties officeooo:rsid="002b7339"/>
    </style:style>
    <style:style style:name="T19" style:family="text">
      <style:text-properties officeooo:rsid="002c85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5">Lawson Gregorian Chant Choir</text:p>
      <text:p text:style-name="P10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Sunday <text:span text:style-name="T5">21</text:span><text:span text:style-name="T2">st</text:span><text:span text:style-name="T5"> May</text:span> <text:span text:style-name="T4">2017 – 5pm</text:span></text:p>
            <text:p text:style-name="P3"/>
            <text:p text:style-name="P7">5<text:span text:style-name="T1">th</text:span> Sunday after Easter</text:p>
          </table:table-cell>
          <table:table-cell table:style-name="Table1.A1" office:value-type="string">
            <text:p text:style-name="P13">Proper: <text:span text:style-name="T6">Vocem jucunditatis</text:span></text:p>
            <text:p text:style-name="P16">Mass I “<text:span text:style-name="T14">Lux et origo”</text:span></text:p>
            <text:p text:style-name="P19">Credo I</text:p>
            <text:p text:style-name="P19">Offertory: <text:span text:style-name="T15">Alleluia (canon a 3,W. Boyce)</text:span></text:p>
            <text:p text:style-name="P21"><text:span text:style-name="T9">Communion: Regina Caeli</text:span></text:p>
            <text:p text:style-name="P19"><text:span text:style-name="T9">R</text:span>ecessional: <text:span text:style-name="T10">Alleluia! Sing to Jesus</text:span>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Sunday <text:span text:style-name="T10">4</text:span><text:span text:style-name="T3">th</text:span><text:span text:style-name="T10"> June</text:span> <text:span text:style-name="T4">2017 – 5pm</text:span></text:p>
            <text:p text:style-name="P4"/>
            <text:p text:style-name="P8">Pentecost</text:p>
          </table:table-cell>
          <table:table-cell table:style-name="Table2.A1" office:value-type="string">
            <text:p text:style-name="P14">Proper: <text:span text:style-name="T6">Spiritus Domini</text:span></text:p>
            <text:p text:style-name="P14"><text:span text:style-name="T12">Sequence: </text:span><text:span text:style-name="T7">Veni Sancte Spiritus</text:span></text:p>
            <text:p text:style-name="P18">Mass I “<text:span text:style-name="T14">Lux et origo”</text:span></text:p>
            <text:p text:style-name="P20">Credo I</text:p>
            <text:p text:style-name="P20">Offertory: <text:span text:style-name="T16">Beata nobis gaudia </text:span><text:span text:style-name="T17">(Liber Usualis p876)</text:span></text:p>
            <text:p text:style-name="P22"><text:span text:style-name="T9">Communion: Psalm 67</text:span></text:p>
            <text:p text:style-name="P20">Recessional: <text:span text:style-name="T10">Come Holy Ghost</text:span>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Sunday <text:span text:style-name="T10">18</text:span><text:span text:style-name="T3">th</text:span><text:span text:style-name="T10"> <text:s/>June</text:span> <text:span text:style-name="T4">2017 – 5pm</text:span></text:p>
            <text:p text:style-name="P5"/>
            <text:p text:style-name="P5">Sunday in the <text:span text:style-name="T10">O</text:span>ctave <text:line-break/>of <text:span text:style-name="T13">Corpus Christi</text:span></text:p>
          </table:table-cell>
          <table:table-cell table:style-name="Table3.A1" office:value-type="string">
            <text:p text:style-name="P14">Proper: <text:span text:style-name="T6">Factus est Dominus</text:span></text:p>
            <text:p text:style-name="P14"><text:span text:style-name="T12">Sequence: </text:span><text:span text:style-name="T8">Lauda Sion</text:span></text:p>
            <text:p text:style-name="P17">Mass <text:span text:style-name="T10">X</text:span>I “<text:span text:style-name="T14">Orbis factor”</text:span></text:p>
            <text:p text:style-name="P20">Credo I</text:p>
            <text:p text:style-name="P20">Offertory: <text:span text:style-name="T15">Tantum Ergo (canon a 3)</text:span></text:p>
            <text:p text:style-name="P22"><text:span text:style-name="T9">Communion: Adoro te devote</text:span></text:p>
            <text:p text:style-name="P20">Recessional: <text:span text:style-name="T15">Sweet Sacrament Divine</text:span></text:p>
          </table:table-cell>
        </table:table-row>
      </table:table>
      <text:p text:style-name="P15">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Sunday <text:span text:style-name="T10">2</text:span><text:span text:style-name="T3">nd</text:span><text:span text:style-name="T10"> July</text:span> <text:span text:style-name="T4">2017 – 5pm</text:span></text:p>
            <text:p text:style-name="P6"/>
            <text:p text:style-name="P9">4<text:span text:style-name="T1">th</text:span> Sunday after Pentecost</text:p>
          </table:table-cell>
          <table:table-cell table:style-name="Table4.A1" office:value-type="string">
            <text:p text:style-name="P14">Proper: <text:span text:style-name="T6">Dominus illuminatio est</text:span></text:p>
            <text:p text:style-name="P18">Mass <text:span text:style-name="T10">X</text:span>I “<text:span text:style-name="T14">Orbis factor”</text:span></text:p>
            <text:p text:style-name="P20">Credo I</text:p>
            <text:p text:style-name="P20">Offertory: <text:span text:style-name="T18">Ubi Caritas</text:span></text:p>
            <text:p text:style-name="P22"><text:span text:style-name="T9">Communion: Ave verum</text:span></text:p>
            <text:p text:style-name="P20">Recessional: <text:span text:style-name="T18">Now thank we all our God</text:span></text:p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Sunday <text:span text:style-name="T10">16</text:span><text:span text:style-name="T3">th</text:span><text:span text:style-name="T10"> July</text:span> <text:span text:style-name="T4">2017 – 5pm</text:span></text:p>
            <text:p text:style-name="P6"/>
            <text:p text:style-name="P9"><text:span text:style-name="T10">6</text:span><text:span text:style-name="T3">th</text:span><text:span text:style-name="T10"> </text:span>Sunday after Pentecost</text:p>
          </table:table-cell>
          <table:table-cell table:style-name="Table5.A1" office:value-type="string">
            <text:p text:style-name="P14">Proper: <text:span text:style-name="T6">Domino fortitudo plebis suae</text:span></text:p>
            <text:p text:style-name="P18">Mass <text:span text:style-name="T10">X</text:span>I “<text:span text:style-name="T14">Orbis factor”</text:span></text:p>
            <text:p text:style-name="P20">Credo I</text:p>
            <text:p text:style-name="P20">Offertory: <text:span text:style-name="T19">Jesu Rex admirabilis (Palestrina)</text:span></text:p>
            <text:p text:style-name="P22"><text:span text:style-name="T9">Communion: Psalm 26</text:span></text:p>
            <text:p text:style-name="P20">Recessional: <text:span text:style-name="T18">Help of Christians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lack Rose" svg:font-family="'Black Rose'" style:font-pitch="variable"/>
    <style:font-face style:name="Calluna" svg:font-family="Calluna" style:font-pitch="variable"/>
    <style:font-face style:name="Calluna SmBd" svg:font-family="'Calluna SmBd'" style:font-pitch="variable"/>
    <style:font-face style:name="EB Garamond SC 12" svg:font-family="'EB Garamond SC 12'" style:font-pitch="variable"/>
    <style:font-face style:name="Linux Libertine O" svg:font-family="'Linux Libertine O'" style:font-pitch="variable"/>
    <style:font-face style:name="Quercus" svg:font-family="Quercus" style:font-pitch="variable"/>
    <style:font-face style:name="Rabusto" svg:font-family="Rabusto" style:font-pitch="variable"/>
    <style:font-face style:name="notperfect regular" svg:font-family="'notperfect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variant="normal" fo:text-transform="non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25pt dotte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15:41.173716722</meta:creation-date>
    <dc:date>2017-04-28T15:23:09.919925672</dc:date>
    <meta:editing-duration>PT1H19M30S</meta:editing-duration>
    <meta:editing-cycles>7</meta:editing-cycles>
    <meta:generator>LibreOffice/5.2.6.2$Linux_X86_64 LibreOffice_project/20m0$Build-2</meta:generator>
    <meta:print-date>2017-04-28T04:54:46.229829110</meta:print-date>
    <meta:document-statistic meta:table-count="5" meta:image-count="0" meta:object-count="0" meta:page-count="1" meta:paragraph-count="44" meta:word-count="174" meta:character-count="1084" meta:non-whitespace-character-count="945"/>
  </office:meta>
</office:document-meta>
</file>